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" style:family="graphic" style:parent-style-name="objectwithoutfill">
      <style:graphic-properties svg:stroke-width="0.102cm" draw:marker-start-width="0.355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cm" draw:marker-start-width="0.203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9.763cm" svg:y="14.589cm">
          <text:p text:style-name="P1">S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6.842cm" svg:y="4.81cm">
          <text:p text:style-name="P1">S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9.763cm" svg:y="10.779cm">
          <text:p text:style-name="P1">S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9.763cm" svg:y="6.969cm">
          <text:p text:style-name="P1">S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525cm" svg:y1="14.589cm" svg:x2="10.525cm" svg:y2="12.303cm">
          <text:p text:style-name="P1"/>
          <text:p text:style-name="P1">N1</text:p>
        </draw:line>
        <draw:custom-shape draw:style-name="gr1" draw:text-style-name="P1" draw:layer="layout" svg:width="1.524cm" svg:height="1.524cm" svg:x="12.938cm" svg:y="8.62cm">
          <text:p text:style-name="P1">S3.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16cm" svg:y1="11.16cm" svg:x2="13.065cm" svg:y2="9.763cm">
          <text:p text:style-name="P1"/>
          <text:p text:style-name="P1">N2</text:p>
        </draw:line>
        <draw:custom-shape draw:style-name="gr1" draw:text-style-name="P1" draw:layer="layout" svg:width="1.524cm" svg:height="1.524cm" svg:x="12.938cm" svg:y="4.81cm">
          <text:p text:style-name="P1">S3.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3.7cm" svg:y1="4.81cm" svg:x2="13.7cm" svg:y2="2.27cm">
          <text:p text:style-name="P1"/>
          <text:p text:style-name="P1">M1</text:p>
        </draw:line>
        <draw:line draw:style-name="gr2" draw:text-style-name="P2" draw:layer="layout" svg:x1="9.89cm" svg:y1="7.223cm" svg:x2="8.239cm" svg:y2="5.953cm">
          <text:p text:style-name="P1"/>
          <text:p text:style-name="P1">N5</text:p>
        </draw:line>
        <draw:custom-shape draw:style-name="gr1" draw:text-style-name="P1" draw:layer="layout" svg:width="1.524cm" svg:height="1.524cm" svg:x="6.842cm" svg:y="8.62cm">
          <text:p text:style-name="P1">S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89cm" svg:y1="11.16cm" svg:x2="8.112cm" svg:y2="10.017cm">
          <text:p text:style-name="P1"/>
          <text:p text:style-name="P1">N4</text:p>
        </draw:line>
        <draw:line draw:style-name="gr2" draw:text-style-name="P2" draw:layer="layout" svg:x1="8.239cm" svg:y1="9.001cm" svg:x2="9.763cm" svg:y2="7.858cm">
          <text:p text:style-name="P1"/>
          <text:p text:style-name="P1">N3</text:p>
        </draw:line>
        <draw:line draw:style-name="gr5" draw:text-style-name="P2" draw:layer="layout" svg:x1="9.636cm" svg:y1="15.351cm" svg:x2="4.683cm" svg:y2="15.351cm">
          <text:p/>
        </draw:line>
        <draw:line draw:style-name="gr5" draw:text-style-name="P2" draw:layer="layout" svg:x1="9.763cm" svg:y1="11.541cm" svg:x2="4.81cm" svg:y2="11.541cm">
          <text:p/>
        </draw:line>
        <draw:line draw:style-name="gr5" draw:text-style-name="P2" draw:layer="layout" svg:x1="9.763cm" svg:y1="7.731cm" svg:x2="4.81cm" svg:y2="7.731cm">
          <text:p/>
        </draw:line>
        <draw:line draw:style-name="gr5" draw:text-style-name="P2" draw:layer="layout" svg:x1="6.842cm" svg:y1="9.382cm" svg:x2="4.81cm" svg:y2="9.382cm">
          <text:p/>
        </draw:line>
        <draw:line draw:style-name="gr5" draw:text-style-name="P2" draw:layer="layout" svg:x1="8.366cm" svg:y1="9.382cm" svg:x2="12.938cm" svg:y2="9.382cm">
          <text:p/>
        </draw:line>
        <draw:line draw:style-name="gr5" draw:text-style-name="P2" draw:layer="layout" svg:x1="12.938cm" svg:y1="5.572cm" svg:x2="8.366cm" svg:y2="5.572cm">
          <text:p/>
        </draw:line>
        <draw:line draw:style-name="gr5" draw:text-style-name="P2" draw:layer="layout" svg:x1="6.842cm" svg:y1="5.572cm" svg:x2="4.81cm" svg:y2="5.572cm">
          <text:p/>
        </draw:line>
        <draw:frame draw:style-name="gr6" draw:text-style-name="P3" draw:layer="layout" svg:width="1.397cm" svg:height="1.673cm" svg:x="4.776cm" svg:y="15.456cm">
          <draw:text-box>
            <text:p>t1</text:p>
          </draw:text-box>
        </draw:frame>
        <draw:frame draw:style-name="gr6" draw:text-style-name="P3" draw:layer="layout" svg:width="1.397cm" svg:height="1.673cm" svg:x="4.81cm" svg:y="11.668cm">
          <draw:text-box>
            <text:p>t2</text:p>
          </draw:text-box>
        </draw:frame>
        <draw:frame draw:style-name="gr6" draw:text-style-name="P3" draw:layer="layout" svg:width="1.397cm" svg:height="1.673cm" svg:x="4.81cm" svg:y="7.836cm">
          <draw:text-box>
            <text:p>t4</text:p>
          </draw:text-box>
        </draw:frame>
        <draw:frame draw:style-name="gr6" draw:text-style-name="P3" draw:layer="layout" svg:width="1.397cm" svg:height="1.673cm" svg:x="4.81cm" svg:y="9.509cm">
          <draw:text-box>
            <text:p>t3</text:p>
          </draw:text-box>
        </draw:frame>
        <draw:frame draw:style-name="gr6" draw:text-style-name="P3" draw:layer="layout" svg:width="1.397cm" svg:height="1.673cm" svg:x="4.81cm" svg:y="5.699cm">
          <draw:text-box>
            <text:p>t5</text:p>
          </draw:text-box>
        </draw:frame>
        <draw:custom-shape draw:style-name="gr1" draw:text-style-name="P1" draw:layer="layout" svg:width="1.524cm" svg:height="1.524cm" svg:x="12.938cm" svg:y="0.746cm">
          <text:p text:style-name="P1">S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239cm" svg:y1="5.064cm" svg:x2="13.065cm" svg:y2="1.889cm">
          <text:p text:style-name="P1"/>
          <text:p text:style-name="P1">M1</text:p>
        </draw:line>
        <draw:line draw:style-name="gr5" draw:text-style-name="P2" draw:layer="layout" svg:x1="12.938cm" svg:y1="1.381cm" svg:x2="4.81cm" svg:y2="1.381cm">
          <text:p/>
        </draw:line>
        <draw:frame draw:style-name="gr6" draw:text-style-name="P3" draw:layer="layout" svg:width="1.397cm" svg:height="1.673cm" svg:x="4.81cm" svg:y="1.486cm">
          <draw:text-box>
            <text:p>t6</text:p>
          </draw:text-box>
        </draw:frame>
        <draw:line draw:style-name="gr4" draw:text-style-name="P2" draw:layer="layout" svg:x1="14.335cm" svg:y1="9.001cm" svg:x2="15.732cm" svg:y2="7.985cm">
          <text:p text:style-name="P1"/>
          <text:p text:style-name="P1">N3</text:p>
        </draw:line>
        <draw:custom-shape draw:style-name="gr1" draw:text-style-name="P1" draw:layer="layout" svg:width="1.524cm" svg:height="1.524cm" svg:x="15.732cm" svg:y="6.969cm">
          <text:p text:style-name="P1">S3.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5.986cm" svg:y1="7.223cm" svg:x2="14.335cm" svg:y2="5.953cm">
          <text:p text:style-name="P1"/>
          <text:p text:style-name="P1">N5</text:p>
        </draw:line>
        <draw:line draw:style-name="gr5" draw:text-style-name="P2" draw:layer="layout" svg:x1="15.732cm" svg:y1="7.731cm" svg:x2="11.287cm" svg:y2="7.7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7:19:34.236355112</meta:creation-date>
    <dc:date>2015-05-26T20:28:58.772863599</dc:date>
    <meta:editing-duration>PT23M40S</meta:editing-duration>
    <meta:editing-cycles>4</meta:editing-cycles>
    <meta:generator>LibreOffice/4.4.2.2$Linux_X86_64 LibreOffice_project/40m0$Build-2</meta:generator>
    <meta:document-statistic meta:object-count="33"/>
  </office:meta>
</office:document-meta>
</file>